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de" fo:country="DE"/>
    </style:style>
    <style:style style:name="T3" style:parent-style-name="DefaultParagraphFont" style:family="text">
      <style:text-properties style:font-name="Arial Black" fo:language="de" fo:country="DE"/>
    </style:style>
    <style:style style:name="T4" style:parent-style-name="DefaultParagraphFont" style:family="text">
      <style:text-properties fo:language="de" fo:country="DE"/>
    </style:style>
    <style:style style:name="T5" style:parent-style-name="DefaultParagraphFont" style:family="text">
      <style:text-properties fo:font-weight="bold" style:font-weight-asian="bold" fo:color="#FF0000" fo:font-size="18pt" style:font-size-asian="18pt" fo:language="de" fo:country="DE"/>
    </style:style>
    <style:style style:name="T6" style:parent-style-name="DefaultParagraphFont" style:family="text">
      <style:text-properties fo:language="de" fo:country="DE"/>
    </style:style>
    <style:style style:name="P7" style:parent-style-name="Normal" style:family="paragraph">
      <style:text-properties fo:language="de" fo:country="DE"/>
    </style:style>
  </office:automatic-styles>
  <office:body>
    <office:text text:use-soft-page-breaks="true">
      <text:p text:style-name="P1"><text:span text:style-name="T2">Es <text:s text:c="2"/></text:span><text:span text:style-name="T3">ka <text:s text:c="2"/>nn</text:span><text:span text:style-name="T4"><text:s/>Nur Ei</text:span><text:span text:style-name="T5">n</text:span><text:span text:style-name="T6">en <text:s text:c="6"/>geben!</text:span>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Lukasz Jaskiewicz</dc:creator>
    <meta:creation-date>2017-08-07T11:50:00Z</meta:creation-date>
    <dc:date>2017-08-07T21:10:00Z</dc:date>
    <meta:template xlink:href="Normal.dotm" xlink:type="simple"/>
    <meta:editing-cycles>13</meta:editing-cycles>
    <meta:editing-duration>PT420S</meta:editing-duration>
    <meta:document-statistic meta:page-count="1" meta:paragraph-count="1" meta:word-count="5" meta:character-count="36" meta:row-count="1" meta:non-whitespace-character-count="32"/>
  </office:meta>
</office:document-meta>
</file>